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141f7b" officeooo:paragraph-rsid="00141f7b" style:font-size-asian="10.5pt"/>
    </style:style>
    <style:style style:name="T1" style:family="text">
      <style:text-properties officeooo:rsid="00160e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habitants of large cities often complain about heavy traffic, combusted roads and excessive noise in the morning. Solutions to these adverse effects caused by daily commute are a bone of contemption in most municipalities. In this paper I would like to propose two of the possible solutions.</text:p>
      <text:p text:style-name="P1"/>
      <text:p text:style-name="P1">My first idea is to toll the entrenance to the city centre. I think this way drivers would reconsider commuting to work by car and the city would become more pedestrianized. Furthermore, collected money would be used to improve city environment. Thus bringing benefits for some, not everybody would be satisfied. This measure wouldn’t bring any benefits to commuters.</text:p>
      <text:p text:style-name="P1"/>
      <text:p text:style-name="P1">The second solution is enhancing of alternatives for drivers. Investment into public transportation and provision of safe cycling routes is definitely a way how to achieve it. Would even you consider changing your daily routine if there was no proper alternative? Therefore having a comfortable and reliable public transportation makes the difference for every city. <text:span text:style-name="T1">Another benefits would be less noise and air pollution in city streets.</text:span></text:p>
      <text:p text:style-name="P1"/>
      <text:p text:style-name="P1">In my opinion, every effort to make private cars stay out of the city center is worthy. However, providing drivers with other solutions is crucial. Thus if these changes were brougt with tolling the entrenance to the city and proper discussion of commute habits in local media, the change in the thinking of local community – which is essential – would be immi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09:49:33.612489657</meta:creation-date>
    <dc:date>2018-10-15T23:29:49.223420968</dc:date>
    <meta:editing-duration>P1DT13H40M27S</meta:editing-duration>
    <meta:editing-cycles>2</meta:editing-cycles>
    <meta:generator>LibreOffice/5.1.6.2$Linux_x86 LibreOffice_project/10m0$Build-2</meta:generator>
    <meta:document-statistic meta:table-count="0" meta:image-count="0" meta:object-count="0" meta:page-count="1" meta:paragraph-count="4" meta:word-count="234" meta:character-count="1463" meta:non-whitespace-character-count="1231"/>
  </office:meta>
</office:document-meta>
</file>